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weight="bold"/>
    </style:style>
    <style:style style:name="P2" style:family="paragraph" style:parent-style-name="Heading_20_3">
      <style:paragraph-properties fo:margin-top="0.476cm" fo:margin-bottom="0.212cm" style:contextual-spacing="false" fo:line-height="125%"/>
      <style:text-properties fo:font-weight="bold"/>
    </style:style>
    <style:style style:name="P3" style:family="paragraph" style:parent-style-name="Text_20_body" style:list-style-name="L1">
      <style:paragraph-properties fo:margin-left="0cm" fo:margin-right="0cm" fo:margin-top="0.053cm" fo:margin-bottom="0.053cm" style:contextual-spacing="false" fo:text-indent="0cm" style:auto-text-indent="false" fo:padding="0cm" fo:border="none"/>
    </style:style>
    <style:style style:name="P4" style:family="paragraph" style:parent-style-name="Text_20_body" style:list-style-name="L2">
      <style:paragraph-properties fo:margin-left="0cm" fo:margin-right="0cm" fo:margin-top="0.053cm" fo:margin-bottom="0.053cm" style:contextual-spacing="false" fo:text-indent="0cm" style:auto-text-indent="false" fo:padding="0cm" fo:border="none"/>
    </style:style>
    <style:style style:name="P5" style:family="paragraph" style:parent-style-name="Text_20_body" style:list-style-name="L3">
      <style:paragraph-properties fo:margin-left="0cm" fo:margin-right="0cm" fo:margin-top="0.053cm" fo:margin-bottom="0.053cm" style:contextual-spacing="false" fo:text-indent="0cm" style:auto-text-indent="false" fo:padding="0cm" fo:border="none"/>
    </style:style>
    <style:style style:name="P6" style:family="paragraph" style:parent-style-name="Text_20_body" style:list-style-name="L4">
      <style:paragraph-properties fo:margin-left="0.635cm" fo:margin-right="0cm" fo:margin-top="0.053cm" fo:margin-bottom="0.053cm" style:contextual-spacing="false" fo:text-indent="0cm" style:auto-text-indent="false" fo:padding="0cm" fo:border="none"/>
    </style:style>
    <style:style style:name="P7" style:family="paragraph" style:parent-style-name="Text_20_body" style:list-style-name="L5">
      <style:paragraph-properties fo:margin-left="0.635cm" fo:margin-right="0cm" fo:margin-top="0.053cm" fo:margin-bottom="0.053cm" style:contextual-spacing="false" fo:text-indent="0cm" style:auto-text-indent="false" fo:padding="0cm" fo:border="none"/>
    </style:style>
    <style:style style:name="P8" style:family="paragraph" style:parent-style-name="Text_20_body" style:list-style-name="L6">
      <style:paragraph-properties fo:margin-left="0.635cm" fo:margin-right="0cm" fo:margin-top="0.053cm" fo:margin-bottom="0.053cm" style:contextual-spacing="false" fo:text-indent="0cm" style:auto-text-indent="false" fo:padding="0cm" fo:border="none"/>
    </style:style>
    <style:style style:name="P9" style:family="paragraph" style:parent-style-name="Text_20_body" style:list-style-name="L7">
      <style:paragraph-properties fo:margin-left="0.635cm" fo:margin-right="0cm" fo:margin-top="0.053cm" fo:margin-bottom="0.053cm" style:contextual-spacing="false" fo:text-indent="0cm" style:auto-text-indent="false" fo:padding="0cm" fo:border="none"/>
    </style:style>
    <style:style style:name="P10" style:family="paragraph" style:parent-style-name="Text_20_body" style:list-style-name="L8">
      <style:paragraph-properties fo:margin-left="0cm" fo:margin-right="0cm" fo:margin-top="0.053cm" fo:margin-bottom="0.053cm" style:contextual-spacing="false" fo:text-indent="0cm" style:auto-text-indent="false" fo:padding="0cm" fo:border="none"/>
    </style:style>
    <style:style style:name="P11" style:family="paragraph" style:parent-style-name="Text_20_body" style:list-style-name="L9">
      <style:paragraph-properties fo:margin-left="0cm" fo:margin-right="0cm" fo:margin-top="0.053cm" fo:margin-bottom="0.053cm" style:contextual-spacing="false" fo:text-indent="0cm" style:auto-text-indent="false" fo:padding="0cm" fo:border="none"/>
    </style:style>
    <style:style style:name="P12" style:family="paragraph" style:parent-style-name="Text_20_body" style:list-style-name="L10">
      <style:paragraph-properties fo:margin-left="0cm" fo:margin-right="0cm" fo:margin-top="0.053cm" fo:margin-bottom="0.053cm" style:contextual-spacing="false" fo:text-indent="0cm" style:auto-text-indent="false" fo:padding="0cm" fo:border="none"/>
    </style:style>
    <style:style style:name="P13" style:family="paragraph" style:parent-style-name="Text_20_body" style:list-style-name="L11">
      <style:paragraph-properties fo:margin-left="0cm" fo:margin-right="0cm" fo:margin-top="0.053cm" fo:margin-bottom="0.053cm" style:contextual-spacing="false" fo:text-indent="0cm" style:auto-text-indent="false" fo:padding="0cm" fo:border="none"/>
    </style:style>
    <style:style style:name="P14" style:family="paragraph" style:parent-style-name="Text_20_body" style:list-style-name="L12">
      <style:paragraph-properties fo:margin-left="0cm" fo:margin-right="0cm" fo:margin-top="0.053cm" fo:margin-bottom="0.053cm" style:contextual-spacing="false" fo:text-indent="0cm" style:auto-text-indent="false" fo:padding="0cm" fo:border="none"/>
    </style:style>
    <style:style style:name="P15" style:family="paragraph" style:parent-style-name="Text_20_body" style:list-style-name="L13">
      <style:paragraph-properties fo:margin-left="0cm" fo:margin-right="0cm" fo:margin-top="0.053cm" fo:margin-bottom="0.053cm" style:contextual-spacing="false" fo:text-indent="0cm" style:auto-text-indent="false" fo:padding="0cm" fo:border="none"/>
    </style:style>
    <style:style style:name="P16" style:family="paragraph" style:parent-style-name="Text_20_body" style:list-style-name="L14">
      <style:paragraph-properties fo:margin-left="0cm" fo:margin-right="0cm" fo:margin-top="0.053cm" fo:margin-bottom="0.053cm" style:contextual-spacing="false" fo:text-indent="0cm" style:auto-text-indent="false" fo:padding="0cm" fo:border="none"/>
    </style:style>
    <style:style style:name="P17" style:family="paragraph" style:parent-style-name="Text_20_body" style:list-style-name="L15">
      <style:paragraph-properties fo:margin-left="0cm" fo:margin-right="0cm" fo:margin-top="0.053cm" fo:margin-bottom="0.053cm" style:contextual-spacing="false" fo:text-indent="0cm" style:auto-text-indent="false" fo:padding="0cm" fo:border="none"/>
    </style:style>
    <style:style style:name="P18" style:family="paragraph" style:parent-style-name="Text_20_body" style:list-style-name="L16">
      <style:paragraph-properties fo:margin-left="0cm" fo:margin-right="0cm" fo:margin-top="0.053cm" fo:margin-bottom="0.053cm" style:contextual-spacing="false" fo:text-indent="0cm" style:auto-text-indent="false" fo:padding="0cm" fo:border="none"/>
    </style:style>
    <style:style style:name="P19" style:family="paragraph" style:parent-style-name="Text_20_body" style:list-style-name="L17">
      <style:paragraph-properties fo:margin-left="0cm" fo:margin-right="0cm" fo:margin-top="0.053cm" fo:margin-bottom="0.053cm" style:contextual-spacing="false" fo:text-indent="0cm" style:auto-text-indent="false" fo:padding="0cm" fo:border="none"/>
    </style:style>
    <style:style style:name="P20" style:family="paragraph" style:parent-style-name="Text_20_body" style:list-style-name="L18">
      <style:paragraph-properties fo:margin-left="0cm" fo:margin-right="0cm" fo:margin-top="0.053cm" fo:margin-bottom="0.053cm" style:contextual-spacing="false" fo:text-indent="0cm" style:auto-text-indent="false" fo:padding="0cm" fo:border="none"/>
    </style:style>
    <style:style style:name="T1" style:family="text">
      <style:text-properties fo:font-weight="bold"/>
    </style:style>
    <text:list-style style:name="L1">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076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076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oad Rager: Expanded Story</text:h>
      <text:h text:style-name="P2" text:outline-level="3">Setting</text:h>
      <text:p text:style-name="Text_20_body">The game takes place in Meridian City, a once-thriving metropolis now in chaos. A mysterious biological agent has been released, causing increased aggression and paranoia in some infected individuals while leaving others unaffected. The government has quarantined the city, with military blockades at all exits.</text:p>
      <text:h text:style-name="P2" text:outline-level="3">Protagonist</text:h>
      <text:p text:style-name="Text_20_body">You play as Alex, a former delivery driver with a mysterious past. You receive a cryptic message from an old friend warning you to leave the city immediately. With limited supplies and your trusty but aging car, you must navigate the increasingly dangerous streets to find an escape route.</text:p>
      <text:h text:style-name="P2" text:outline-level="3">Main Plot Arc</text:h>
      <text:list xml:id="list2281443252" text:style-name="L1">
        <text:list-item text:start-value="1">
          <text:p text:style-name="P3"><text:span text:style-name="T1">Outbreak Day</text:span>: The game begins as panic spreads through the city. Your goal is to gather essential supplies while avoiding the initial chaos.</text:p>
        </text:list-item>
      </text:list>
      <text:list xml:id="list1135389112" text:style-name="L2">
        <text:list-item text:start-value="2">
          <text:p text:style-name="P4"><text:span text:style-name="T1">The Conspiracy</text:span>: You discover evidence that the outbreak wasn't accidental. A shadowy corporation called NeoCorp has been testing experimental compounds on unwitting citizens.</text:p>
        </text:list-item>
      </text:list>
      <text:list xml:id="list2509960865" text:style-name="L3">
        <text:list-item text:start-value="3">
          <text:p text:style-name="P5"><text:span text:style-name="T1">Factions Emerge</text:span>: As days pass, the city divides into territories controlled by different groups:</text:p>
        </text:list-item>
      </text:list>
      <text:list xml:id="list3455823832" text:style-name="L4">
        <text:list-item>
          <text:p text:style-name="P6">The Guardians: Civilians trying to maintain order and help others</text:p>
        </text:list-item>
      </text:list>
      <text:list xml:id="list2882676167" text:style-name="L5">
        <text:list-item>
          <text:p text:style-name="P7">The Scavengers: Opportunists exploiting the crisis for personal gain</text:p>
        </text:list-item>
      </text:list>
      <text:list xml:id="list4010657434" text:style-name="L6">
        <text:list-item>
          <text:p text:style-name="P8">The Truthers: Conspiracy theorists who know more than they should</text:p>
        </text:list-item>
      </text:list>
      <text:list xml:id="list558497066" text:style-name="L7">
        <text:list-item>
          <text:p text:style-name="P9">NeoCorp Security: Corporate forces protecting company assets and eliminating witnesses</text:p>
        </text:list-item>
      </text:list>
      <text:list xml:id="list2357669402" text:style-name="L8">
        <text:list-item text:start-value="4">
          <text:p text:style-name="P10"><text:span text:style-name="T1">The Network</text:span>: You uncover an underground resistance sharing information about safe passages out of the city.</text:p>
        </text:list-item>
      </text:list>
      <text:list xml:id="list2976429406" text:style-name="L9">
        <text:list-item text:start-value="5">
          <text:p text:style-name="P11"><text:span text:style-name="T1">The Choice</text:span>: As you near potential escape routes, your decisions throughout the game determine which factions help or hinder you.</text:p>
        </text:list-item>
      </text:list>
      <text:h text:style-name="P2" text:outline-level="3">Trust Dynamics</text:h>
      <text:list xml:id="list195322900" text:style-name="L10">
        <text:list-item>
          <text:p text:style-name="P12">Characters you help may later betray you or become valuable allies</text:p>
        </text:list-item>
      </text:list>
      <text:list xml:id="list136064844" text:style-name="L11">
        <text:list-item>
          <text:p text:style-name="P13">Some seemingly threatening characters could become your most trustworthy companions</text:p>
        </text:list-item>
      </text:list>
      <text:list xml:id="list1420920535" text:style-name="L12">
        <text:list-item>
          <text:p text:style-name="P14">No faction is purely good or evil - all have complex motivations</text:p>
        </text:list-item>
      </text:list>
      <text:list xml:id="list850391210" text:style-name="L13">
        <text:list-item>
          <text:p text:style-name="P15">Your trust decisions affect which story branches open up and which endings become available</text:p>
        </text:list-item>
      </text:list>
      <text:h text:style-name="P2" text:outline-level="3">Multiple Endings</text:h>
      <text:list xml:id="list317903515" text:style-name="L14">
        <text:list-item>
          <text:p text:style-name="P16"><text:span text:style-name="T1">Lone Wolf</text:span>: Escape alone, trusting no one</text:p>
        </text:list-item>
      </text:list>
      <text:list xml:id="list1138377160" text:style-name="L15">
        <text:list-item>
          <text:p text:style-name="P17"><text:span text:style-name="T1">New Beginning</text:span>: Escape with a small group of trusted allies</text:p>
        </text:list-item>
      </text:list>
      <text:list xml:id="list3194633079" text:style-name="L16">
        <text:list-item>
          <text:p text:style-name="P18"><text:span text:style-name="T1">The Resistance</text:span>: Join the fight against the conspirators</text:p>
        </text:list-item>
      </text:list>
      <text:list xml:id="list459840915" text:style-name="L17">
        <text:list-item>
          <text:p text:style-name="P19"><text:soft-page-break/><text:span text:style-name="T1">The Truth</text:span>: Discover and expose what really happened in Meridian City</text:p>
        </text:list-item>
      </text:list>
      <text:list xml:id="list167750808" text:style-name="L18">
        <text:list-item>
          <text:p text:style-name="P20"><text:span text:style-name="T1">The Fall</text:span>: Succumb to the growing paranoia and become what you feared</text:p>
        </text:list-item>
      </text:list>
      <text:p text:style-name="Text_20_body">How does this story direction sound for your game concep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MY"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MY"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7T13:59:41.646000000</meta:creation-date>
    <dc:date>2025-05-18T18:51:06.612000000</dc:date>
    <meta:editing-duration>P1DT4H41M14S</meta:editing-duration>
    <meta:editing-cycles>1</meta:editing-cycles>
    <meta:document-statistic meta:table-count="0" meta:image-count="0" meta:object-count="0" meta:page-count="2" meta:paragraph-count="27" meta:word-count="365" meta:character-count="2291" meta:non-whitespace-character-count="1970"/>
    <meta:generator>LibreOffice/7.2.0.4$Windows_X86_64 LibreOffice_project/9a9c6381e3f7a62afc1329bd359cc48accb6435b</meta:generator>
  </office:meta>
</office:document-meta>
</file>